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start-value="2">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number text:level="1" style:num-suffix="." style:num-format="1" text:start-value="8">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style:style>
    <style:style style:name="P2" style:parent-style-name="Heading" style:family="paragraph">
      <style:paragraph-properties fo:text-align="center"/>
      <style:text-properties style:font-name="Times New Roman" fo:font-size="12pt" style:font-size-asian="12pt" style:font-size-complex="12pt"/>
    </style:style>
    <style:style style:name="P3" style:parent-style-name="Standard" style:family="paragraph">
      <style:paragraph-properties fo:text-align="center"/>
    </style:style>
    <style:style style:name="P4" style:parent-style-name="Heading" style:family="paragraph">
      <style:text-properties style:font-name="Times New Roman" fo:font-weight="bold" style:font-weight-asian="bold" style:font-weight-complex="bold" fo:font-size="16pt" style:font-size-asian="16pt" style:font-size-complex="16pt"/>
    </style:style>
    <style:style style:name="P5" style:parent-style-name="Textbody"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6" style:parent-style-name="Textbody"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7" style:parent-style-name="Textbody"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8" style:parent-style-name="Textbody"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9" style:parent-style-name="Textbody"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0" style:parent-style-name="Textbody"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1" style:parent-style-name="Textbody"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2" style:parent-style-name="Textbody"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3" style:parent-style-name="Textbody"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4" style:parent-style-name="Textbody"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5" style:parent-style-name="Textbody"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6" style:parent-style-name="Textbody"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7" style:parent-style-name="Textbody"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8" style:parent-style-name="Textbody"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19" style:parent-style-name="Textbody"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20" style:parent-style-name="Textbody"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21" style:parent-style-name="Textbody"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P22" style:parent-style-name="Heading" style:family="paragraph">
      <style:text-properties style:font-name="Times New Roman" fo:font-weight="bold" style:font-weight-asian="bold" style:font-weight-complex="bold" fo:font-size="16pt" style:font-size-asian="16pt" style:font-size-complex="16pt"/>
    </style:style>
    <style:style style:name="P23" style:parent-style-name="Standard" style:family="paragraph">
      <style:text-properties fo:background-color="#FFFFFF"/>
    </style:style>
    <style:style style:name="P24" style:parent-style-name="Standard" style:family="paragraph">
      <style:text-properties fo:background-color="#FFFFFF"/>
    </style:style>
    <style:style style:name="P25" style:parent-style-name="Standard" style:family="paragraph"/>
    <style:style style:name="P26" style:parent-style-name="Standard" style:family="paragraph"/>
    <style:style style:name="P27" style:parent-style-name="Standard" style:family="paragraph"/>
    <style:style style:name="P28" style:parent-style-name="Standard" style:family="paragraph"/>
    <style:style style:name="P29" style:parent-style-name="Standard" style:family="paragraph"/>
    <style:style style:name="P30" style:parent-style-name="Standard" style:family="paragraph"/>
    <style:style style:name="P31" style:parent-style-name="Standard" style:family="paragraph"/>
    <style:style style:name="P32" style:parent-style-name="Standard" style:family="paragraph"/>
    <style:style style:name="P33" style:parent-style-name="Standard" style:family="paragraph">
      <style:text-properties fo:font-size="16pt" style:font-size-asian="16pt" style:font-size-complex="16pt"/>
    </style:style>
    <style:style style:name="P34" style:parent-style-name="Standard" style:family="paragraph">
      <style:text-properties fo:font-size="16pt" style:font-size-asian="16pt" style:font-size-complex="16pt"/>
    </style:style>
    <style:style style:name="P35" style:parent-style-name="Standard" style:family="paragraph">
      <style:text-properties fo:font-size="16pt" style:font-size-asian="16pt" style:font-size-complex="16pt"/>
    </style:style>
    <style:style style:name="P36" style:parent-style-name="Standard" style:family="paragraph">
      <style:text-properties fo:font-size="16pt" style:font-size-asian="16pt" style:font-size-complex="16pt"/>
    </style:style>
    <style:style style:name="P37" style:parent-style-name="Standard" style:family="paragraph">
      <style:text-properties fo:font-size="16pt" style:font-size-asian="16pt" style:font-size-complex="16pt"/>
    </style:style>
    <style:style style:name="P38" style:parent-style-name="Standard" style:family="paragraph">
      <style:text-properties fo:font-size="16pt" style:font-size-asian="16pt" style:font-size-complex="16pt"/>
    </style:style>
    <style:style style:name="P39" style:parent-style-name="Standard" style:family="paragraph">
      <style:text-properties fo:font-size="16pt" style:font-size-asian="16pt" style:font-size-complex="16pt"/>
    </style:style>
    <style:style style:name="P40" style:parent-style-name="Standard" style:family="paragraph">
      <style:text-properties fo:font-size="16pt" style:font-size-asian="16pt" style:font-size-complex="16pt"/>
    </style:style>
    <style:style style:name="P41" style:parent-style-name="Standard" style:family="paragraph">
      <style:text-properties fo:font-size="16pt" style:font-size-asian="16pt" style:font-size-complex="16pt"/>
    </style:style>
    <style:style style:name="P42" style:parent-style-name="Standard" style:family="paragraph">
      <style:text-properties fo:font-size="16pt" style:font-size-asian="16pt" style:font-size-complex="16pt"/>
    </style:style>
    <style:style style:name="P43" style:parent-style-name="Standard" style:family="paragraph">
      <style:text-properties fo:font-size="16pt" style:font-size-asian="16pt" style:font-size-complex="16pt"/>
    </style:style>
    <style:style style:name="P44" style:parent-style-name="Standard" style:family="paragraph">
      <style:text-properties fo:font-size="16pt" style:font-size-asian="16pt" style:font-size-complex="16pt"/>
    </style:style>
    <style:style style:name="P45" style:parent-style-name="Standard" style:family="paragraph">
      <style:text-properties fo:font-size="16pt" style:font-size-asian="16pt" style:font-size-complex="16pt"/>
    </style:style>
    <style:style style:name="P46" style:parent-style-name="Standard" style:family="paragraph">
      <style:text-properties fo:font-size="16pt" style:font-size-asian="16pt" style:font-size-complex="16pt"/>
    </style:style>
    <style:style style:name="P47" style:parent-style-name="Standard" style:family="paragraph">
      <style:text-properties fo:font-size="16pt" style:font-size-asian="16pt" style:font-size-complex="16pt"/>
    </style:style>
    <style:style style:name="P48" style:parent-style-name="Standard" style:family="paragraph">
      <style:text-properties fo:font-size="16pt" style:font-size-asian="16pt" style:font-size-complex="16pt"/>
    </style:style>
    <style:style style:name="P49" style:parent-style-name="Standard" style:family="paragraph">
      <style:text-properties fo:font-size="16pt" style:font-size-asian="16pt" style:font-size-complex="16pt"/>
    </style:style>
    <style:style style:name="P50" style:parent-style-name="Standard" style:family="paragraph">
      <style:text-properties fo:font-size="16pt" style:font-size-asian="16pt" style:font-size-complex="16pt"/>
    </style:style>
    <style:style style:name="P51" style:parent-style-name="Standard" style:family="paragraph">
      <style:text-properties fo:font-size="16pt" style:font-size-asian="16pt" style:font-size-complex="16pt"/>
    </style:style>
    <style:style style:name="P52" style:parent-style-name="Standard" style:family="paragraph">
      <style:text-properties fo:font-size="16pt" style:font-size-asian="16pt" style:font-size-complex="16pt"/>
    </style:style>
    <style:style style:name="P53" style:parent-style-name="Standard" style:family="paragraph">
      <style:text-properties fo:font-size="16pt" style:font-size-asian="16pt" style:font-size-complex="16pt"/>
    </style:style>
    <style:style style:name="P54" style:parent-style-name="Standard" style:family="paragraph">
      <style:text-properties fo:font-size="16pt" style:font-size-asian="16pt" style:font-size-complex="16pt"/>
    </style:style>
    <style:style style:name="P55" style:parent-style-name="Standard" style:family="paragraph">
      <style:text-properties fo:font-size="16pt" style:font-size-asian="16pt" style:font-size-complex="16pt"/>
    </style:style>
    <style:style style:name="P56" style:parent-style-name="Standard" style:family="paragraph">
      <style:text-properties fo:font-size="16pt" style:font-size-asian="16pt" style:font-size-complex="16pt"/>
    </style:style>
    <style:style style:name="P57" style:parent-style-name="Standard" style:family="paragraph">
      <style:text-properties fo:font-size="16pt" style:font-size-asian="16pt" style:font-size-complex="16pt"/>
    </style:style>
    <style:style style:name="P58" style:parent-style-name="Standard" style:family="paragraph">
      <style:text-properties fo:font-size="16pt" style:font-size-asian="16pt" style:font-size-complex="16pt"/>
    </style:style>
    <style:style style:name="P59" style:parent-style-name="Standard" style:family="paragraph">
      <style:text-properties fo:font-size="16pt" style:font-size-asian="16pt" style:font-size-complex="16pt"/>
    </style:style>
    <style:style style:name="P60" style:parent-style-name="Standard" style:family="paragraph">
      <style:text-properties fo:font-size="16pt" style:font-size-asian="16pt" style:font-size-complex="16pt"/>
    </style:style>
    <style:style style:name="P61" style:parent-style-name="Standard" style:family="paragraph">
      <style:text-properties fo:font-weight="bold" style:font-weight-asian="bold" style:font-weight-complex="bold" fo:font-size="16pt" style:font-size-asian="16pt" style:font-size-complex="16pt"/>
    </style:style>
    <style:style style:name="P62" style:parent-style-name="Standard" style:family="paragraph"/>
    <style:style style:name="P63" style:parent-style-name="Standard" style:family="paragraph"/>
    <style:style style:name="P64" style:parent-style-name="Standard" style:family="paragraph"/>
    <style:style style:name="P65" style:parent-style-name="Standard" style:family="paragraph"/>
    <style:style style:name="P66" style:parent-style-name="Standard" style:family="paragraph"/>
    <style:style style:name="P67" style:parent-style-name="Standard" style:family="paragraph"/>
    <style:style style:name="P68" style:parent-style-name="Standard" style:family="paragraph"/>
    <style:style style:name="P69" style:parent-style-name="Textbody" style:family="paragraph"/>
    <style:style style:name="P70" style:parent-style-name="Textbody" style:family="paragraph"/>
    <style:style style:name="P71" style:parent-style-name="Textbody" style:family="paragraph"/>
    <style:style style:name="P72" style:parent-style-name="Textbody" style:family="paragraph"/>
    <style:style style:name="P73" style:parent-style-name="Textbody" style:family="paragraph"/>
    <style:style style:name="P74" style:parent-style-name="Textbody" style:family="paragraph"/>
    <style:style style:name="P75" style:parent-style-name="Textbody" style:family="paragraph"/>
    <style:style style:name="P76" style:parent-style-name="Textbody" style:family="paragraph"/>
    <style:style style:name="P77" style:parent-style-name="Textbody" style:family="paragraph"/>
    <style:style style:name="P78" style:parent-style-name="Textbody" style:family="paragraph"/>
    <style:style style:name="P79" style:parent-style-name="Textbody" style:family="paragraph"/>
    <style:style style:name="P80" style:parent-style-name="Textbody" style:family="paragraph"/>
    <style:style style:name="P81" style:parent-style-name="Textbody" style:family="paragraph"/>
    <style:style style:name="P82" style:parent-style-name="Textbody" style:family="paragraph"/>
    <style:style style:name="P83" style:parent-style-name="Textbody" style:family="paragraph"/>
    <style:style style:name="P84" style:parent-style-name="Textbody" style:family="paragraph"/>
    <style:style style:name="P85" style:parent-style-name="Textbody" style:family="paragraph"/>
    <style:style style:name="P86" style:parent-style-name="Textbody" style:family="paragraph"/>
    <style:style style:name="P87" style:parent-style-name="Textbody" style:family="paragraph"/>
    <style:style style:name="T88" style:parent-style-name="DefaultParagraphFont" style:family="text">
      <style:text-properties fo:color="#212529"/>
    </style:style>
    <style:style style:name="P89" style:parent-style-name="Textbody" style:family="paragraph"/>
    <style:style style:name="T90" style:parent-style-name="DefaultParagraphFont" style:family="text">
      <style:text-properties fo:color="#212529"/>
    </style:style>
    <style:style style:name="P91" style:parent-style-name="Textbody" style:family="paragraph"/>
    <style:style style:name="P92" style:parent-style-name="Textbody" style:family="paragraph"/>
    <style:style style:name="P93" style:parent-style-name="Textbody" style:family="paragraph"/>
    <style:style style:name="T94" style:parent-style-name="DefaultParagraphFont" style:family="text">
      <style:text-properties fo:color="#212529"/>
    </style:style>
    <style:style style:name="P95" style:parent-style-name="Textbody" style:family="paragraph"/>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Textbody" style:family="paragraph"/>
    <style:style style:name="P102" style:parent-style-name="Textbody" style:family="paragraph"/>
    <style:style style:name="P103" style:parent-style-name="Textbody" style:family="paragraph"/>
    <style:style style:name="P104" style:parent-style-name="Textbody" style:family="paragraph"/>
    <style:style style:name="T105" style:parent-style-name="DefaultParagraphFont" style:family="text">
      <style:text-properties style:font-name="Times New Roman" fo:font-size="16pt" style:font-size-asian="16pt" style:font-size-complex="16pt"/>
    </style:style>
    <style:style style:name="P106" style:parent-style-name="Textbody" style:family="paragraph">
      <style:paragraph-properties fo:margin-top="0.1666in" fo:margin-bottom="0in" fo:margin-left="0.4902in">
        <style:tab-stops/>
      </style:paragraph-properties>
    </style:style>
    <style:style style:name="P107" style:parent-style-name="Textbody" style:family="paragraph">
      <style:paragraph-properties fo:margin-top="0.0861in" fo:margin-bottom="0.0027in"/>
    </style:style>
    <style:style style:name="P108" style:parent-style-name="Textbody" style:family="paragraph">
      <style:paragraph-properties fo:margin-top="0.0861in" fo:margin-bottom="0.0027in"/>
    </style:style>
    <style:style style:name="P109" style:parent-style-name="Textbody" style:family="paragraph">
      <style:paragraph-properties fo:margin-top="0.0861in" fo:margin-bottom="0.0027in"/>
    </style:style>
    <style:style style:name="P110" style:parent-style-name="Textbody" style:family="paragraph">
      <style:paragraph-properties fo:margin-top="0.0861in" fo:margin-bottom="0.0027in"/>
    </style:style>
    <style:style style:name="P111" style:parent-style-name="Textbody" style:family="paragraph">
      <style:paragraph-properties fo:margin-top="0.0861in" fo:margin-bottom="0.0027in"/>
    </style:style>
    <style:style style:name="P112" style:parent-style-name="Textbody" style:family="paragraph">
      <style:paragraph-properties fo:margin-top="0.0861in" fo:margin-bottom="0.0027in"/>
    </style:style>
    <style:style style:name="P113" style:parent-style-name="Textbody" style:family="paragraph">
      <style:paragraph-properties fo:margin-top="0.0861in" fo:margin-bottom="0.0027in"/>
    </style:style>
    <style:style style:name="P114" style:parent-style-name="Textbody" style:family="paragraph">
      <style:paragraph-properties fo:margin-top="0.1263in" fo:margin-bottom="0.043in" fo:margin-left="0.4902in">
        <style:tab-stops/>
      </style:paragraph-properties>
    </style:style>
    <style:style style:name="P115" style:parent-style-name="Textbody" style:family="paragraph">
      <style:paragraph-properties fo:margin-top="0.1263in" fo:margin-bottom="0.043in" fo:margin-left="0.4902in">
        <style:tab-stops/>
      </style:paragraph-properties>
    </style:style>
    <style:style style:name="P116" style:parent-style-name="Textbody" style:family="paragraph">
      <style:paragraph-properties fo:margin-top="0.1263in" fo:margin-bottom="0.043in" fo:margin-left="0.4902in">
        <style:tab-stops/>
      </style:paragraph-properties>
    </style:style>
    <style:style style:name="P117" style:parent-style-name="Textbody" style:family="paragraph">
      <style:paragraph-properties fo:margin-top="0.0861in" fo:margin-bottom="0.0027in"/>
    </style:style>
    <style:style style:name="P118" style:parent-style-name="Textbody" style:family="paragraph">
      <style:paragraph-properties fo:margin-top="0.0861in" fo:margin-bottom="0.0027in"/>
    </style:style>
    <style:style style:name="P119" style:parent-style-name="Textbody" style:family="paragraph">
      <style:paragraph-properties fo:margin-top="0.0861in" fo:margin-bottom="0.0027in"/>
    </style:style>
    <style:style style:name="P120" style:parent-style-name="Textbody" style:family="paragraph">
      <style:paragraph-properties fo:margin-top="0.1263in" fo:margin-bottom="0.043in" fo:margin-left="0.4902in">
        <style:tab-stops/>
      </style:paragraph-properties>
    </style:style>
    <style:style style:name="P121" style:parent-style-name="Textbody" style:family="paragraph">
      <style:paragraph-properties fo:margin-top="0.1263in" fo:margin-bottom="0.043in" fo:margin-left="0.4902in">
        <style:tab-stops/>
      </style:paragraph-properties>
    </style:style>
    <style:style style:name="T122" style:parent-style-name="DefaultParagraphFont" style:family="text">
      <style:text-properties style:font-name="Times New Roman" fo:font-size="16pt" style:font-size-asian="16pt" style:font-size-complex="16pt"/>
    </style:style>
    <style:style style:name="P123" style:parent-style-name="Textbody" style:family="paragraph"/>
    <style:style style:name="P124" style:parent-style-name="Textbody" style:family="paragraph"/>
    <style:style style:name="P125" style:parent-style-name="Textbody" style:family="paragraph">
      <style:paragraph-properties fo:margin-bottom="0.043in"/>
    </style:style>
    <style:style style:name="P126" style:parent-style-name="Textbody" style:family="paragraph">
      <style:paragraph-properties fo:margin-bottom="0.043in"/>
    </style:style>
    <style:style style:name="P127" style:parent-style-name="Textbody" style:family="paragraph">
      <style:paragraph-properties fo:margin-bottom="0.043in"/>
    </style:style>
    <style:style style:name="P128" style:parent-style-name="Textbody" style:family="paragraph">
      <style:paragraph-properties fo:margin-bottom="0.043in"/>
    </style:style>
    <style:style style:name="P129" style:parent-style-name="Textbody" style:family="paragraph">
      <style:paragraph-properties fo:margin-bottom="0.043in"/>
    </style:style>
    <style:style style:name="P130" style:parent-style-name="Textbody" style:family="paragraph">
      <style:paragraph-properties fo:margin-top="0.0402in" fo:margin-bottom="0.1236in"/>
    </style:style>
    <style:style style:name="P131" style:parent-style-name="Textbody" style:family="paragraph">
      <style:paragraph-properties fo:margin-left="0.4902in">
        <style:tab-stops/>
      </style:paragraph-properties>
    </style:style>
    <style:style style:name="P132" style:parent-style-name="Textbody" style:family="paragraph">
      <style:paragraph-properties fo:margin-left="0.4902in">
        <style:tab-stops/>
      </style:paragraph-properties>
    </style:style>
    <style:style style:name="T133" style:parent-style-name="DefaultParagraphFont" style:family="text">
      <style:text-properties style:font-name="Times New Roman" fo:font-size="16pt" style:font-size-asian="16pt" style:font-size-complex="16pt"/>
    </style:style>
    <style:style style:name="P134" style:parent-style-name="Textbody" style:family="paragraph">
      <style:paragraph-properties fo:margin-left="0.4902in">
        <style:tab-stops/>
      </style:paragraph-properties>
    </style:style>
    <style:style style:name="P135" style:parent-style-name="Heading1" style:family="paragraph">
      <style:text-properties style:font-name="Times New Roman" fo:font-size="16pt" style:font-size-asian="16pt" style:font-size-complex="16p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Enterprise Resource Planning system</text:p>
      <text:p text:style-name="P3"/>
      <text:p text:style-name="P4"><text:s text:c="38"/><text:s text:c="2"/><text:s text:c="2"/><text:s/>ERP Functionalities</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Technical Specifications:</text:p>
      <text:list text:style-name="LFO2" text:continue-numbering="true">
        <text:list-item>
          <text:p text:style-name="P23">.Net 7</text:p>
        </text:list-item>
        <text:list-item>
          <text:p text:style-name="P24">Entity Framework 7</text:p>
        </text:list-item>
        <text:list-item>
          <text:p text:style-name="P25">DDD (Domain Driven Design)</text:p>
        </text:list-item>
        <text:list-item>
          <text:p text:style-name="P26">CQRS Pattern</text:p>
        </text:list-item>
        <text:list-item>
          <text:p text:style-name="P27">MediatR</text:p>
        </text:list-item>
        <text:list-item>
          <text:p text:style-name="P28">Guards Pattern</text:p>
        </text:list-item>
        <text:list-item>
          <text:p text:style-name="P29">JWT Authentication</text:p>
        </text:list-item>
        <text:list-item>
          <text:p text:style-name="P30">NLog</text:p>
        </text:list-item>
        <text:list-item>
          <text:p text:style-name="P31">Angular 14</text:p>
        </text:list-item>
        <text:list-item>
          <text:p text:style-name="P32">PrimeNG 14</text:p>
        </text:list-item>
      </text:list>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List Of Modules</text:p>
      <text:list text:style-name="LFO3" text:continue-numbering="true">
        <text:list-item>
          <text:p text:style-name="P62">Employees</text:p>
        </text:list-item>
        <text:list-item>
          <text:p text:style-name="P63">Users</text:p>
        </text:list-item>
        <text:list-item>
          <text:p text:style-name="P64">Roles and Permissions</text:p>
        </text:list-item>
        <text:list-item>
          <text:p text:style-name="P65">Designations</text:p>
        </text:list-item>
        <text:list-item>
          <text:p text:style-name="P66">Departments</text:p>
        </text:list-item>
        <text:list-item>
          <text:p text:style-name="P67">Leave Types</text:p>
        </text:list-item>
        <text:list-item>
          <text:p text:style-name="P68">Holidays</text:p>
        </text:list-item>
      </text:list>
      <text:p text:style-name="Standard"/>
      <text:soft-page-break/>
      <text:h text:style-name="Heading1" text:outline-level="1">Employees</text:h>
      <text:p text:style-name="Textbody"><text:tab/>In Employee module 4 types of details are<text:s/>captured.</text:p>
      <text:list text:style-name="LFO4" text:continue-numbering="true">
        <text:list-item>
          <text:list>
            <text:list-item>
              <text:p text:style-name="P69">Personal Information</text:p>
            </text:list-item>
          </text:list>
        </text:list-item>
      </text:list>
      <text:list text:style-name="LFO5" text:continue-numbering="true">
        <text:list-item>
          <text:list>
            <text:list-item>
              <text:list>
                <text:list-item>
                  <text:p text:style-name="P70">First Name</text:p>
                </text:list-item>
                <text:list-item>
                  <text:p text:style-name="P71">Middle Name</text:p>
                </text:list-item>
                <text:list-item>
                  <text:p text:style-name="P72">Last Name</text:p>
                </text:list-item>
                <text:list-item>
                  <text:p text:style-name="P73">Profile Photo</text:p>
                </text:list-item>
                <text:list-item>
                  <text:p text:style-name="P74">Personal Email Id</text:p>
                </text:list-item>
                <text:list-item>
                  <text:p text:style-name="P75">Personal Mobile No</text:p>
                </text:list-item>
                <text:list-item>
                  <text:p text:style-name="P76">Other Contact Details</text:p>
                </text:list-item>
                <text:list-item>
                  <text:p text:style-name="P77">Permanant Address</text:p>
                </text:list-item>
                <text:list-item>
                  <text:p text:style-name="P78">Current Address</text:p>
                </text:list-item>
                <text:list-item>
                  <text:p text:style-name="P79">Birth Date</text:p>
                </text:list-item>
                <text:list-item>
                  <text:p text:style-name="P80">Blood Group</text:p>
                </text:list-item>
                <text:list-item>
                  <text:p text:style-name="P81">Gender (can be Male, Female Or Other)</text:p>
                </text:list-item>
                <text:list-item>
                  <text:p text:style-name="P82">Marital Status (cane be<text:s/>Single Or Married)</text:p>
                </text:list-item>
              </text:list>
            </text:list-item>
          </text:list>
        </text:list-item>
      </text:list>
      <text:list text:style-name="LFO6" text:continue-numbering="true">
        <text:list-item>
          <text:list>
            <text:list-item>
              <text:p text:style-name="P83">Office Information</text:p>
            </text:list-item>
          </text:list>
        </text:list-item>
      </text:list>
      <text:list text:style-name="LFO7" text:continue-numbering="true">
        <text:list-item>
          <text:list>
            <text:list-item>
              <text:list>
                <text:list-item>
                  <text:p text:style-name="P84">Employee Code</text:p>
                </text:list-item>
                <text:list-item>
                  <text:p text:style-name="P85">Office Email Id</text:p>
                </text:list-item>
                <text:list-item>
                  <text:p text:style-name="P86">Office Contact No</text:p>
                </text:list-item>
                <text:list-item>
                  <text:p text:style-name="P87"><text:span text:style-name="T88">Designation</text:span></text:p>
                </text:list-item>
                <text:list-item>
                  <text:p text:style-name="P89"><text:span text:style-name="T90">Department</text:span></text:p>
                </text:list-item>
                <text:list-item>
                  <text:p text:style-name="P91">Reporting To</text:p>
                </text:list-item>
                <text:list-item>
                  <text:p text:style-name="P92">Joining On</text:p>
                </text:list-item>
                <text:list-item>
                  <text:p text:style-name="P93"><text:span text:style-name="T94">Relieving</text:span><text:s/>On</text:p>
                </text:list-item>
              </text:list>
            </text:list-item>
          </text:list>
        </text:list-item>
      </text:list>
      <text:list text:style-name="LFO8" text:continue-numbering="true">
        <text:list-item>
          <text:list>
            <text:list-item>
              <text:p text:style-name="P95">Bank Details</text:p>
            </text:list-item>
          </text:list>
        </text:list-item>
      </text:list>
      <text:list text:style-name="LFO9" text:continue-numbering="true">
        <text:list-item>
          <text:list>
            <text:list-item>
              <text:list>
                <text:list-item>
                  <text:p text:style-name="P96">Bank Name</text:p>
                </text:list-item>
                <text:list-item>
                  <text:p text:style-name="P97">Branch Address</text:p>
                </text:list-item>
                <text:list-item>
                  <text:p text:style-name="P98">IFSC Code</text:p>
                </text:list-item>
                <text:list-item>
                  <text:p text:style-name="P99">Account Number</text:p>
                </text:list-item>
                <text:list-item>
                  <text:p text:style-name="P100">PAN Number</text:p>
                </text:list-item>
              </text:list>
            </text:list-item>
          </text:list>
        </text:list-item>
      </text:list>
      <text:list text:style-name="LFO8" text:continue-numbering="true">
        <text:list-item>
          <text:list>
            <text:list-item>
              <text:p text:style-name="P101">Documents</text:p>
            </text:list-item>
          </text:list>
        </text:list-item>
      </text:list>
      <text:list text:style-name="LFO10" text:continue-numbering="true">
        <text:list-item>
          <text:list>
            <text:list-item>
              <text:list>
                <text:list-item>
                  <text:p text:style-name="P102">Multiple documents can be uploaded for employee with desciption.</text:p>
                </text:list-item>
              </text:list>
            </text:list-item>
            <text:list-item>
              <text:p text:style-name="P103">Education details</text:p>
              <text:list text:continue-numbering="true">
                <text:list-item>
                  <text:p text:style-name="P104">Degree, Passign year, Passing month, Marks</text:p>
                </text:list-item>
              </text:list>
            </text:list-item>
          </text:list>
        </text:list-item>
      </text:list>
      <text:p text:style-name="Textbody"/>
      <text:soft-page-break/>
      <text:p text:style-name="Textbody"><text:tab/>New Employees <text:s/>can be created from "New"<text:s/>button in list page. Where personal<text:s/><text:tab/>information needs to be filled. On saving new employee will be created. Bank details and<text:s/><text:tab/>documents can be updated in edit screen.</text:p>
      <text:p text:style-name="Textbody"><text:tab/>Employee details can be view by clicking eye icon in list page. And details can be<text:tab/>edited by clicking on edit button.<text:tab/></text:p>
      <text:p text:style-name="Textbody"><text:tab/>Employee code is only update on time of creation. After that employee code can not be<text:s/><text:tab/>edited. On time of create unique Employee Code needs to be entered.</text:p>
      <text:h text:style-name="Heading1" text:outline-level="1">Us<text:span text:style-name="T105">er</text:span>s</text:h>
      <text:p text:style-name="P106">In User module below details are captured.</text:p>
      <text:list text:style-name="LFO11" text:continue-numbering="true">
        <text:list-item>
          <text:p text:style-name="P107">Password</text:p>
        </text:list-item>
        <text:list-item>
          <text:p text:style-name="P108">Last Login on</text:p>
        </text:list-item>
        <text:list-item>
          <text:p text:style-name="P109">Invalid Login Attempts</text:p>
        </text:list-item>
        <text:list-item>
          <text:p text:style-name="P110">Role (List will come from Roles menu)</text:p>
        </text:list-item>
        <text:list-item>
          <text:p text:style-name="P111">Status</text:p>
        </text:list-item>
        <text:list-item>
          <text:p text:style-name="P112">Employee Id</text:p>
        </text:list-item>
        <text:list-item>
          <text:p text:style-name="P113">Roles (Multiple roles can be selected)</text:p>
        </text:list-item>
      </text:list>
      <text:p text:style-name="P114">After creating Employee, User can be created from "New"<text:s/>button in Users list page.</text:p>
      <text:p text:style-name="P115">To create user first needs to select employee and add password for that User. On Save button click new User will be added in list. And that user will get email notification with login credentials.</text:p>
      <text:p text:style-name="P116">There are 3 types of status available in system:</text:p>
      <text:list text:style-name="LFO12" text:continue-numbering="true">
        <text:list-item>
          <text:list>
            <text:list-item>
              <text:list>
                <text:list-item>
                  <text:p text:style-name="P117">Active(default)</text:p>
                </text:list-item>
                <text:list-item>
                  <text:p text:style-name="P118">Blocked (Can not login in to system)</text:p>
                </text:list-item>
                <text:list-item>
                  <text:p text:style-name="P119">Blocked Due To Invalid Login Attempts (Can not login in to system)</text:p>
                </text:list-item>
              </text:list>
            </text:list-item>
          </text:list>
        </text:list-item>
      </text:list>
      <text:p text:style-name="P120">On every invalid login Invalid Login Attempts counts increase. After 3 invalid attempts user will be blocked with "Blocked Due To Invalid Login Attempts" status.</text:p>
      <text:p text:style-name="P121">To activate user again Password should be reset from User details page. On reset Password status will be changed from "Blocked Due To Invalid Login Attempts" to "Active" and login attempts will be set to 0. On Reset Password mail will also sent to Employee's Email Address with new Password.</text:p>
      <text:h text:style-name="Heading1" text:outline-level="1">Roles<text:s/><text:span text:style-name="T122">and</text:span><text:s/>Permissions</text:h>
      <text:p text:style-name="Textbody"><text:tab/>Role having below properties.</text:p>
      <text:list text:style-name="LFO13" text:continue-numbering="true">
        <text:list-item>
          <text:p text:style-name="P123">Role Name</text:p>
        </text:list-item>
        <text:list-item>
          <text:p text:style-name="P124">Description</text:p>
        </text:list-item>
      </text:list>
      <text:p text:style-name="P125"><text:tab/>Once you create Role, in edit Role page Permissions tab will be available. On this</text:p>
      <text:p text:style-name="P126"><text:tab/>tab user can<text:s/>add permissions to role and this role will be assigned to User in User pages.</text:p>
      <text:p text:style-name="P127"><text:tab/></text:p>
      <text:p text:style-name="P128"><text:tab/>Note:<text:s/><text:tab/>If Adding Permission to Add then also allow View and Edit Pemission.</text:p>
      <text:soft-page-break/>
      <text:p text:style-name="P129"><text:tab/><text:tab/>If Adding Permission to Edit then also allow View Permission.</text:p>
      <text:p text:style-name="P130"><text:tab/>In Application pages and buttons will be displayed based on above permissions.</text:p>
      <text:h text:style-name="Heading1" text:outline-level="1">Designations</text:h>
      <text:p text:style-name="P131">Add designation name and description. This list will be available in employees detail section in designation field.</text:p>
      <text:h text:style-name="Heading1" text:outline-level="1">Departments</text:h>
      <text:p text:style-name="P132">Add department name and description. This list will be available in employees detail section in department field.</text:p>
      <text:h text:style-name="Heading1" text:outline-level="1"><text:span text:style-name="T133">Leave</text:span><text:s/>Types</text:h>
      <text:p text:style-name="P134">Add leave type and description. This list will be available in employee leave section.</text:p>
      <text:h text:style-name="P135" text:outline-level="1">Holidays</text:h>
      <text:p text:style-name="Textbody">Add holidays with name and date. Holidays will be displayed on dashboar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suffix="."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start-value="2">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number text:level="1" style:num-suffix="." style:num-format="1" text:start-value="8">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aifur Rahman</meta:initial-creator>
    <dc:creator>Saifur Rahman</dc:creator>
    <meta:creation-date>2009-04-16T11:32:00Z</meta:creation-date>
    <dc:date>2024-08-18T07:36:00Z</dc:date>
    <meta:template xlink:href="Normal" xlink:type="simple"/>
    <meta:editing-cycles>1</meta:editing-cycles>
    <meta:editing-duration>PT7320S</meta:editing-duration>
    <meta:user-defined meta:name="Info 1"/>
    <meta:user-defined meta:name="Info 2"/>
    <meta:user-defined meta:name="Info 3"/>
    <meta:user-defined meta:name="Info 4"/>
    <meta:document-statistic meta:page-count="5" meta:paragraph-count="7" meta:word-count="533" meta:character-count="3570" meta:row-count="25" meta:non-whitespace-character-count="3044"/>
  </office:meta>
</office:document-meta>
</file>